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7.05cm" fo:min-width="115.3cm" style:protect="position 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3.499cm" fo:min-width="4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5.599cm" fo:min-width="7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038cm" fo:min-width="4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2.538cm" fo:min-width="4.8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038cm" fo:min-width="4.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4.933cm" fo:min-width="7.613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2.95cm" fo:min-width="4.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1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0cm"/>
    </style:style>
    <style:style style:name="gr15" style:family="graphic" style:parent-style-name="standard">
      <style:graphic-properties draw:fill-color="#ccff00" draw:textarea-horizontal-align="justify" draw:textarea-vertical-align="middle" draw:auto-grow-height="false" fo:min-height="3.738cm" fo:min-width="4.8cm"/>
    </style:style>
    <style:style style:name="gr16" style:family="graphic" style:parent-style-name="standard">
      <style:graphic-properties draw:fill-color="#99ff66" draw:textarea-horizontal-align="justify" draw:textarea-vertical-align="middle" draw:auto-grow-height="false" fo:min-height="2.038cm" fo:min-width="4.8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6.15cm" fo:min-width="4.8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3.05cm" fo:min-width="4.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21" style:family="graphic" style:parent-style-name="standard">
      <style:graphic-properties draw:fill-color="#ff9900" draw:textarea-horizontal-align="justify" draw:textarea-vertical-align="middle" draw:auto-grow-height="false" fo:min-height="2.016cm" fo:min-width="3.7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1.537cm" fo:min-width="3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5" style:family="graphic" style:parent-style-name="standard">
      <style:graphic-properties draw:fill-color="#ff9900" draw:textarea-horizontal-align="justify" draw:textarea-vertical-align="middle" draw:auto-grow-height="false" fo:min-height="2.016cm" fo:min-width="3.737cm"/>
    </style:style>
    <style:style style:name="gr26" style:family="graphic" style:parent-style-name="standard">
      <style:graphic-properties draw:fill-color="#99ffff" draw:textarea-horizontal-align="justify" draw:textarea-vertical-align="middle" draw:auto-grow-height="false" fo:min-height="2.016cm" fo:min-width="3.737cm"/>
    </style:style>
    <style:style style:name="gr27" style:family="graphic" style:parent-style-name="standard">
      <style:graphic-properties draw:fill-color="#ff33ff" draw:textarea-horizontal-align="justify" draw:textarea-vertical-align="middle" draw:auto-grow-height="false" fo:min-height="1.537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9" style:family="graphic" style:parent-style-name="standard">
      <style:graphic-properties draw:fill-color="#00cc00" draw:textarea-horizontal-align="justify" draw:textarea-vertical-align="middle" draw:auto-grow-height="false" fo:min-height="1.537cm" fo:min-width="1.5cm"/>
    </style:style>
    <style:style style:name="gr30" style:family="graphic" style:parent-style-name="standard">
      <style:graphic-properties draw:fill-color="#ff6600" draw:textarea-horizontal-align="justify" draw:textarea-vertical-align="middle" draw:auto-grow-height="false" fo:min-height="3.95cm" fo:min-width="4.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2.932cm" fo:min-width="3.482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ff00"/>
      <style:paragraph-properties fo:text-align="center"/>
    </style:style>
    <style:style style:name="P9" style:family="paragraph">
      <loext:graphic-properties draw:fill-color="#99ff66"/>
      <style:paragraph-properties fo:text-align="center"/>
    </style:style>
    <style:style style:name="P10" style:family="paragraph">
      <loext:graphic-properties draw:fill-color="#ff6600"/>
      <style:paragraph-properties fo:text-align="center"/>
    </style:style>
    <style:style style:name="P11" style:family="paragraph">
      <loext:graphic-properties draw:fill-color="#ff9900"/>
      <style:paragraph-properties fo:text-align="center"/>
    </style:style>
    <style:style style:name="P12" style:family="paragraph">
      <style:paragraph-properties fo:text-align="center"/>
      <style:text-properties fo:font-size="13pt"/>
    </style:style>
    <style:style style:name="P13" style:family="paragraph">
      <loext:graphic-properties draw:fill="none" draw:fill-color="#ffffff"/>
      <style:paragraph-properties fo:text-align="center"/>
      <style:text-properties fo:font-size="13pt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paragraph-properties fo:text-align="center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-color="#99ffff"/>
      <style:paragraph-properties fo:text-align="center"/>
    </style:style>
    <style:style style:name="P18" style:family="paragraph">
      <loext:graphic-properties draw:fill-color="#ff33ff"/>
      <style:paragraph-properties fo:text-align="center"/>
    </style:style>
    <style:style style:name="P19" style:family="paragraph">
      <loext:graphic-properties draw:fill-color="#00cc00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5.8cm" svg:height="7.3cm" svg:x="1cm" svg:y="61.7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2" draw:text-style-name="P2" draw:layer="layout" svg:width="5.3cm" svg:height="3.749cm" svg:x="47.9cm" svg:y="8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715cm" svg:height="3.095cm" svg:x="48.7cm" svg:y="8.951cm">
            <draw:text-box>
              <text:p>EVALUATE</text:p>
              <text:p>- distance</text:p>
              <text:p>- obstacles</text:p>
              <text:p>- etc</text:p>
            </draw:text-box>
          </draw:frame>
        </draw:g>
        <draw:custom-shape draw:style-name="gr4" draw:text-style-name="P5" xml:id="id10" draw:id="id10" draw:layer="layout" svg:width="7.6cm" svg:height="5.849cm" svg:x="47.4cm" svg:y="13.551cm">
          <text:p text:style-name="P4">lookForTarget(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715cm" svg:height="1.673cm" svg:x="48.7cm" svg:y="13.795cm">
          <draw:text-box>
            <text:p>CHOSE</text:p>
            <text:p>TARGET</text:p>
          </draw:text-box>
        </draw:frame>
        <draw:custom-shape draw:style-name="gr6" draw:text-style-name="P2" xml:id="id3" draw:id="id3" draw:layer="layout" svg:width="5.3cm" svg:height="2.288cm" svg:x="37.1cm" svg:y="24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xml:id="id16" draw:id="id16" draw:layer="layout" svg:width="3.4cm" svg:height="2.384cm" svg:x="38.1cm" svg:y="24.416cm">
          <draw:text-box>
            <text:p>TARGET</text:p>
            <text:p>REACHABLE</text:p>
          </draw:text-box>
        </draw:frame>
        <draw:custom-shape draw:style-name="gr8" draw:text-style-name="P2" xml:id="id11" draw:id="id11" draw:layer="layout" svg:width="5.3cm" svg:height="2.788cm" svg:x="67.5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4.5cm" svg:height="2.384cm" svg:x="68.3cm" svg:y="17.923cm">
          <draw:text-box>
            <text:p>TARGET NOT</text:p>
            <text:p>REACHABLE</text:p>
          </draw:text-box>
        </draw:frame>
        <draw:custom-shape draw:style-name="gr9" draw:text-style-name="P5" xml:id="id4" draw:id="id4" draw:layer="layout" svg:width="5.3cm" svg:height="2.288cm" svg:x="37.1cm" svg:y="28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xml:id="id9" draw:id="id9" draw:layer="layout" svg:width="3.4cm" svg:height="1.673cm" svg:x="38cm" svg:y="28.74cm">
          <draw:text-box>
            <text:p>ATTACK</text:p>
            <text:p>TARGET</text:p>
          </draw:text-box>
        </draw:frame>
        <draw:custom-shape draw:style-name="gr6" draw:text-style-name="P2" draw:layer="layout" svg:width="5.3cm" svg:height="2.288cm" svg:x="59.2cm" svg:y="2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9cm" svg:height="1.673cm" svg:x="60.1cm" svg:y="24.979cm">
          <draw:text-box>
            <text:p>REDUCE </text:p>
            <text:p>DISTANCE</text:p>
          </draw:text-box>
        </draw:frame>
        <draw:g xml:id="id2" draw:id="id2">
          <draw:custom-shape draw:style-name="gr10" draw:text-style-name="P2" draw:layer="layout" svg:width="8.113cm" svg:height="5.183cm" svg:x="12.113cm" svg:y="1.71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913cm" svg:height="3.095cm" svg:x="14cm" svg:y="2.805cm">
            <draw:text-box>
              <text:p>TURN</text:p>
              <text:p/>
              <text:p>CONTROLLER</text:p>
            </draw:text-box>
          </draw:frame>
        </draw:g>
        <draw:custom-shape draw:style-name="gr11" draw:text-style-name="P2" xml:id="id1" draw:id="id1" draw:layer="layout" svg:width="5.3cm" svg:height="3.2cm" svg:x="3cm" svg:y="2.23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9cm" svg:height="2.384cm" svg:x="3.7cm" svg:y="2.513cm">
          <draw:text-box>
            <text:p text:style-name="P4">Array</text:p>
            <text:p text:style-name="P4">SithVsJedi</text:p>
            <text:p text:style-name="P4">sorted</text:p>
          </draw:text-box>
        </draw:frame>
        <draw:connector draw:style-name="gr13" draw:text-style-name="P7" draw:layer="layout" svg:x1="8.3cm" svg:y1="3.834cm" svg:x2="12.113cm" svg:y2="4.308cm" draw:start-shape="id1" draw:end-shape="id2" svg:d="M8300 3834h1906v474h1907" svg:viewBox="0 0 3814 475">
          <text:p/>
        </draw:connector>
        <draw:custom-shape draw:style-name="gr9" draw:text-style-name="P5" xml:id="id13" draw:id="id13" draw:layer="layout" svg:width="5.3cm" svg:height="2.288cm" svg:x="59.2cm" svg:y="24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9cm" svg:height="1.673cm" svg:x="60.1cm" svg:y="24.679cm">
          <draw:text-box>
            <text:p>MANAGE </text:p>
            <text:p>DISTANCE</text:p>
          </draw:text-box>
        </draw:frame>
        <draw:g xml:id="id17" draw:id="id17">
          <draw:custom-shape draw:style-name="gr10" draw:text-style-name="P2" draw:layer="layout" svg:width="8.113cm" svg:height="5.183cm" svg:x="22.4cm" svg:y="1.63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913cm" svg:height="3.095cm" svg:x="24.287cm" svg:y="2.722cm">
            <draw:text-box>
              <text:p>FOR ANY ELEMENT OF ARRAY</text:p>
            </draw:text-box>
          </draw:frame>
        </draw:g>
        <draw:custom-shape draw:style-name="gr6" draw:text-style-name="P2" xml:id="id5" draw:id="id5" draw:layer="layout" svg:width="5.3cm" svg:height="2.288cm" svg:x="28.1cm" svg:y="2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4.3cm" svg:height="1.784cm" svg:x="28.6cm" svg:y="28.755cm">
          <draw:text-box>
            <text:p>TARGET </text:p>
            <text:p>ALIVE</text:p>
          </draw:text-box>
        </draw:frame>
        <draw:connector draw:style-name="gr13" draw:text-style-name="P7" draw:layer="layout" svg:x1="39.75cm" svg:y1="26.616cm" svg:x2="39.75cm" svg:y2="28.512cm" draw:start-shape="id3" draw:start-glue-point="2" draw:end-shape="id4" draw:end-glue-point="0" svg:d="M39750 26616v1896" svg:viewBox="0 0 1 1897">
          <text:p/>
        </draw:connector>
        <draw:connector draw:style-name="gr13" draw:text-style-name="P7" draw:layer="layout" svg:x1="37.1cm" svg:y1="29.656cm" svg:x2="33.4cm" svg:y2="29.644cm" draw:start-shape="id4" draw:start-glue-point="3" draw:end-shape="id5" draw:end-glue-point="1" svg:d="M37100 29656h-1850v-12h-1850" svg:viewBox="0 0 3701 13">
          <text:p/>
        </draw:connector>
        <draw:custom-shape draw:style-name="gr15" draw:text-style-name="P8" xml:id="id19" draw:id="id19" draw:layer="layout" svg:width="5.3cm" svg:height="3.988cm" svg:x="42.6cm" svg:y="36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xml:id="id7" draw:id="id7" draw:layer="layout" svg:width="4.3cm" svg:height="3.095cm" svg:x="43.1cm" svg:y="36.667cm">
          <draw:text-box>
            <text:p>REMOVE TARGET</text:p>
            <text:p>FROM </text:p>
            <text:p>ARRAY</text:p>
          </draw:text-box>
        </draw:frame>
        <draw:connector draw:style-name="gr13" draw:text-style-name="P7" draw:layer="layout" svg:x1="41.85cm" svg:y1="34.6cm" svg:x2="45.25cm" svg:y2="36.667cm" draw:start-shape="id6" draw:start-glue-point="2" draw:end-shape="id7" draw:end-glue-point="0" svg:d="M41850 34600v1034h3400v1033" svg:viewBox="0 0 3401 2068">
          <text:p/>
        </draw:connector>
        <draw:connector draw:style-name="gr13" draw:text-style-name="P7" draw:layer="layout" draw:line-skew="-1.699cm" svg:x1="28.1cm" svg:y1="29.644cm" svg:x2="46.9cm" svg:y2="46.4cm" draw:start-shape="id5" draw:start-glue-point="3" draw:end-shape="id8" svg:d="M28100 29644h-2200v16756h21000" svg:viewBox="0 0 21001 16757">
          <text:p/>
        </draw:connector>
        <draw:custom-shape draw:style-name="gr6" draw:text-style-name="P2" xml:id="id6" draw:id="id6" draw:layer="layout" svg:width="5.3cm" svg:height="2.288cm" svg:x="39.2cm" svg:y="32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4.3cm" svg:height="1.784cm" svg:x="39.6cm" svg:y="32.416cm">
          <draw:text-box>
            <text:p>TARGET </text:p>
            <text:p>DEAD</text:p>
          </draw:text-box>
        </draw:frame>
        <draw:connector draw:style-name="gr13" draw:text-style-name="P7" draw:layer="layout" svg:x1="39.7cm" svg:y1="30.413cm" svg:x2="41.85cm" svg:y2="32.312cm" draw:start-shape="id9" draw:start-glue-point="2" draw:end-shape="id6" svg:d="M39700 30413v949h2150v950" svg:viewBox="0 0 2151 1900">
          <text:p/>
        </draw:connector>
        <draw:connector draw:style-name="gr13" draw:text-style-name="P7" draw:layer="layout" svg:x1="55cm" svg:y1="16.475cm" svg:x2="70.15cm" svg:y2="17.6cm" draw:start-shape="id10" draw:end-shape="id11" draw:end-glue-point="0" svg:d="M55000 16475h15150v1125" svg:viewBox="0 0 15151 1126">
          <text:p/>
        </draw:connector>
        <draw:connector draw:style-name="gr13" draw:text-style-name="P7" draw:layer="layout" svg:x1="50.55cm" svg:y1="12.3cm" svg:x2="50.55cm" svg:y2="13.551cm" draw:start-shape="id12" draw:start-glue-point="2" svg:d="M50550 12300v1251" svg:viewBox="0 0 1 1252">
          <text:p/>
        </draw:connector>
        <draw:connector draw:style-name="gr13" draw:text-style-name="P7" draw:layer="layout" svg:x1="64.5cm" svg:y1="25.544cm" svg:x2="67.85cm" svg:y2="29.9cm" draw:start-shape="id13" draw:start-glue-point="1" draw:end-shape="id14" draw:end-glue-point="0" svg:d="M64500 25544h3350v4356" svg:viewBox="0 0 3351 4357">
          <text:p/>
        </draw:connector>
        <draw:custom-shape draw:style-name="gr16" draw:text-style-name="P9" xml:id="id15" draw:id="id15" draw:layer="layout" svg:width="5.3cm" svg:height="2.288cm" svg:x="47.9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xml:id="id18" draw:id="id18" draw:layer="layout" svg:width="3.4cm" svg:height="1.673cm" svg:x="49.1cm" svg:y="5.223cm">
          <draw:text-box>
            <text:p>NEW TURN</text:p>
          </draw:text-box>
        </draw:frame>
        <draw:connector draw:style-name="gr13" draw:text-style-name="P7" draw:layer="layout" svg:x1="50.55cm" svg:y1="7.188cm" svg:x2="50.55cm" svg:y2="8.551cm" draw:start-shape="id15" draw:start-glue-point="2" draw:end-shape="id12" draw:end-glue-point="0" svg:d="M50550 7188v1363" svg:viewBox="0 0 1 1364">
          <text:p/>
        </draw:connector>
        <draw:custom-shape draw:style-name="gr17" draw:text-style-name="P10" xml:id="id8" draw:id="id8" draw:layer="layout" svg:width="5.3cm" svg:height="6.4cm" svg:x="46.9cm" svg:y="4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4cm" svg:height="1.673cm" svg:x="48.1cm" svg:y="45.1cm">
          <draw:text-box>
            <text:p>END OF</text:p>
            <text:p>TURN</text:p>
          </draw:text-box>
        </draw:frame>
        <draw:connector draw:style-name="gr13" draw:text-style-name="P7" draw:layer="layout" svg:x1="59.2cm" svg:y1="25.544cm" svg:x2="42.4cm" svg:y2="25.472cm" draw:start-shape="id13" draw:start-glue-point="3" draw:end-shape="id3" draw:end-glue-point="1" svg:d="M59200 25544h-8400v-72h-8400" svg:viewBox="0 0 16801 73">
          <text:p/>
        </draw:connector>
        <draw:connector draw:style-name="gr13" draw:text-style-name="P7" draw:layer="layout" svg:x1="70.15cm" svg:y1="20.388cm" svg:x2="61.85cm" svg:y2="24.4cm" draw:start-shape="id11" draw:start-glue-point="2" draw:end-shape="id13" draw:end-glue-point="0" svg:d="M70150 20388v2006h-8300v2006" svg:viewBox="0 0 8301 4013">
          <text:p/>
        </draw:connector>
        <draw:connector draw:style-name="gr13" draw:text-style-name="P7" draw:layer="layout" svg:x1="67.85cm" svg:y1="33.2cm" svg:x2="52.2cm" svg:y2="46.4cm" draw:start-shape="id14" draw:start-glue-point="2" draw:end-shape="id8" draw:end-glue-point="1" svg:d="M67850 33200v13200h-15650" svg:viewBox="0 0 15651 13201">
          <text:p/>
        </draw:connector>
        <draw:connector draw:style-name="gr13" draw:text-style-name="P7" draw:layer="layout" svg:x1="47.4cm" svg:y1="16.475cm" svg:x2="39.8cm" svg:y2="24.416cm" draw:start-shape="id10" draw:start-glue-point="3" draw:end-shape="id16" draw:end-glue-point="0" svg:d="M47400 16475h-7600v7941" svg:viewBox="0 0 7601 7942">
          <text:p/>
        </draw:connector>
        <draw:connector draw:style-name="gr13" draw:text-style-name="P7" draw:layer="layout" svg:x1="30.513cm" svg:y1="4.225cm" svg:x2="50.8cm" svg:y2="5.223cm" draw:start-shape="id17" draw:start-glue-point="1" draw:end-shape="id18" draw:end-glue-point="0" svg:d="M30513 4225h20287v998" svg:viewBox="0 0 20288 999">
          <text:p/>
        </draw:connector>
        <draw:g>
          <draw:custom-shape draw:style-name="gr18" draw:text-style-name="P2" xml:id="id14" draw:id="id14" draw:layer="layout" svg:width="5.3cm" svg:height="3.3cm" svg:x="65.2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4.3cm" svg:height="2.384cm" svg:x="65.7cm" svg:y="30.155cm">
            <draw:text-box>
              <text:p>TARGET </text:p>
              <text:p>NOT REACHED</text:p>
            </draw:text-box>
          </draw:frame>
          <draw:frame draw:style-name="gr19" draw:text-style-name="P3" draw:layer="layout" svg:width="7.936cm" svg:height="1.673cm" svg:x="71.4cm" svg:y="30.6cm">
            <draw:text-box>
              <text:p>This needs to considerate </text:p>
              <text:p>Weapon range</text:p>
            </draw:text-box>
          </draw:frame>
        </draw:g>
        <draw:connector draw:style-name="gr13" draw:text-style-name="P7" draw:layer="layout" svg:x1="47.9cm" svg:y1="38.406cm" svg:x2="49.55cm" svg:y2="43.2cm" draw:start-shape="id19" draw:start-glue-point="1" draw:end-shape="id8" draw:end-glue-point="0" svg:d="M47900 38406h1650v4794" svg:viewBox="0 0 1651 4795">
          <text:p/>
        </draw:connector>
        <draw:frame draw:style-name="gr20" draw:text-style-name="P6" draw:layer="layout" svg:width="10.1cm" svg:height="1.9cm" svg:x="1cm" svg:y="66.7cm">
          <draw:text-box>
            <text:p text:style-name="P4">evilClockWork method:</text:p>
            <text:p text:style-name="P4">RECEIVES sithVsJedi array</text:p>
          </draw:text-box>
        </draw:frame>
        <draw:custom-shape draw:style-name="gr21" draw:text-style-name="P11" xml:id="id20" draw:id="id20" draw:layer="layout" svg:width="4.238cm" svg:height="2.266cm" svg:x="1.1cm" svg:y="63.834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3.3cm" svg:height="2.299cm" svg:x="1.7cm" svg:y="63.834cm">
          <draw:text-box>
            <text:p text:style-name="P12">Player (object)</text:p>
            <text:p text:style-name="P12">SithVsJedi </text:p>
            <text:p text:style-name="P12">(array) </text:p>
          </draw:text-box>
        </draw:frame>
        <draw:custom-shape draw:style-name="gr23" draw:text-style-name="P14" xml:id="id21" draw:id="id21" draw:layer="layout" svg:width="3.6cm" svg:height="1.787cm" svg:x="5.2cm" svg:y="56.4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3.6cm" svg:height="1.275cm" svg:x="5.5cm" svg:y="56.4cm">
          <draw:text-box>
            <text:p text:style-name="P15"><text:span text:style-name="T1">Method:</text:span></text:p>
            <text:p text:style-name="P15"><text:span text:style-name="T1">lookForT</text:span><text:span text:style-name="T1">argets</text:span></text:p>
          </draw:text-box>
        </draw:frame>
        <draw:connector draw:style-name="gr13" draw:text-style-name="P7" draw:layer="layout" svg:x1="3.219cm" svg:y1="63.834cm" svg:x2="5.2cm" svg:y2="57.293cm" draw:start-shape="id20" draw:end-shape="id21" draw:end-glue-point="3" svg:d="M3219 63834v-6541h1981" svg:viewBox="0 0 1982 6542">
          <text:p/>
        </draw:connector>
        <draw:custom-shape draw:style-name="gr25" draw:text-style-name="P11" xml:id="id22" draw:id="id22" draw:layer="layout" svg:width="4.237cm" svg:height="2.266cm" svg:x="8.163cm" svg:y="63.834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3.3cm" svg:height="1.787cm" svg:x="8.7cm" svg:y="63.834cm">
          <draw:text-box>
            <text:p text:style-name="P12">enemies</text:p>
            <text:p text:style-name="P12">(array of objects) </text:p>
          </draw:text-box>
        </draw:frame>
        <draw:connector draw:style-name="gr13" draw:text-style-name="P7" draw:layer="layout" svg:x1="8.8cm" svg:y1="57.293cm" svg:x2="10.281cm" svg:y2="63.834cm" draw:start-shape="id21" draw:start-glue-point="1" draw:end-shape="id22" svg:d="M8800 57293h1481v6541" svg:viewBox="0 0 1482 6542">
          <text:p/>
        </draw:connector>
        <draw:custom-shape draw:style-name="gr23" draw:text-style-name="P14" xml:id="id23" draw:id="id23" draw:layer="layout" svg:width="3.6cm" svg:height="1.787cm" svg:x="14cm" svg:y="56.4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3.6cm" svg:height="1.275cm" svg:x="14.3cm" svg:y="56.4cm">
          <draw:text-box>
            <text:p text:style-name="P15"><text:span text:style-name="T1">Method:</text:span></text:p>
            <text:p text:style-name="P15"><text:span text:style-name="T1">evalTargets</text:span></text:p>
          </draw:text-box>
        </draw:frame>
        <draw:connector draw:style-name="gr13" draw:text-style-name="P7" draw:layer="layout" svg:x1="12.4cm" svg:y1="64.967cm" svg:x2="14cm" svg:y2="57.293cm" draw:start-shape="id22" draw:start-glue-point="1" draw:end-shape="id23" svg:d="M12400 64967h800v-7674h800" svg:viewBox="0 0 1601 7675">
          <text:p/>
        </draw:connector>
        <draw:custom-shape draw:style-name="gr25" draw:text-style-name="P11" xml:id="id24" draw:id="id24" draw:layer="layout" svg:width="4.237cm" svg:height="2.266cm" svg:x="15.163cm" svg:y="63.834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3.3cm" svg:height="1.7cm" svg:x="15.7cm" svg:y="63.834cm">
          <draw:text-box>
            <text:p text:style-name="P12">enemy</text:p>
            <text:p text:style-name="P12">( object) </text:p>
          </draw:text-box>
        </draw:frame>
        <draw:connector draw:style-name="gr13" draw:text-style-name="P7" draw:layer="layout" svg:x1="15.8cm" svg:y1="58.187cm" svg:x2="17.281cm" svg:y2="63.834cm" draw:start-shape="id23" draw:start-glue-point="2" draw:end-shape="id24" svg:d="M15800 58187v2823h1481v2824" svg:viewBox="0 0 1482 5648">
          <text:p/>
        </draw:connector>
        <draw:custom-shape draw:style-name="gr23" draw:text-style-name="P14" xml:id="id40" draw:id="id40" draw:layer="layout" svg:width="3.6cm" svg:height="1.787cm" svg:x="24.3cm" svg:y="56.4cm">
          <text:p/>
          <draw:enhanced-geometry svg:viewBox="0 0 21600 21600" draw:type="rectangle" draw:enhanced-path="M 0 0 L 21600 0 21600 21600 0 21600 0 0 Z N"/>
        </draw:custom-shape>
        <draw:frame draw:style-name="gr24" draw:text-style-name="P16" xml:id="id25" draw:id="id25" draw:layer="layout" svg:width="3.6cm" svg:height="1.275cm" svg:x="24.6cm" svg:y="56.4cm">
          <draw:text-box>
            <text:p text:style-name="P15"><text:span text:style-name="T1">Metho</text:span><text:span text:style-name="T1">d:</text:span></text:p>
            <text:p text:style-name="P15"><text:span text:style-name="T1">evalDi</text:span><text:span text:style-name="T1">stanc</text:span><text:span text:style-name="T1">e</text:span></text:p>
          </draw:text-box>
        </draw:frame>
        <draw:connector draw:style-name="gr13" draw:text-style-name="P7" draw:layer="layout" draw:line-skew="-1.3cm -1.2cm" svg:x1="19.4cm" svg:y1="64.967cm" svg:x2="26.4cm" svg:y2="56.4cm" draw:start-shape="id24" draw:start-glue-point="1" draw:end-shape="id25" draw:end-glue-point="0" svg:d="M19400 64967h1300v-10267h5700v1700" svg:viewBox="0 0 7001 10268">
          <text:p/>
        </draw:connector>
        <draw:custom-shape draw:style-name="gr26" draw:text-style-name="P17" xml:id="id26" draw:id="id26" draw:layer="layout" svg:width="4.237cm" svg:height="2.266cm" svg:x="30.563cm" svg:y="63.834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3.3cm" svg:height="1.7cm" svg:x="31.1cm" svg:y="63.834cm">
          <draw:text-box>
            <text:p text:style-name="P12">reachable</text:p>
            <text:p text:style-name="P12">( condition) </text:p>
          </draw:text-box>
        </draw:frame>
        <draw:custom-shape draw:style-name="gr27" draw:text-style-name="P18" xml:id="id45" draw:id="id45" draw:layer="layout" svg:width="2cm" svg:height="1.787cm" svg:x="33.8cm" svg:y="68.913cm">
          <text:p/>
          <draw:enhanced-geometry svg:viewBox="0 0 21600 21600" draw:type="rectangle" draw:enhanced-path="M 0 0 L 21600 0 21600 21600 0 21600 0 0 Z N"/>
        </draw:custom-shape>
        <draw:frame draw:style-name="gr28" draw:text-style-name="P16" xml:id="id28" draw:id="id28" draw:layer="layout" svg:width="1.9cm" svg:height="0.8cm" svg:x="33.9cm" svg:y="68.913cm">
          <draw:text-box>
            <text:p text:style-name="P15"><text:span text:style-name="T1">FALSE</text:span></text:p>
          </draw:text-box>
        </draw:frame>
        <draw:custom-shape draw:style-name="gr29" draw:text-style-name="P19" xml:id="id27" draw:id="id27" draw:layer="layout" svg:width="2cm" svg:height="1.787cm" svg:x="33.8cm" svg:y="59.913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.9cm" svg:height="0.8cm" svg:x="33.9cm" svg:y="59.913cm">
          <draw:text-box>
            <text:p text:style-name="P15"><text:span text:style-name="T1">TRUE</text:span></text:p>
          </draw:text-box>
        </draw:frame>
        <draw:custom-shape draw:style-name="gr23" draw:text-style-name="P14" xml:id="id29" draw:id="id29" draw:layer="layout" svg:width="3.6cm" svg:height="1.787cm" svg:x="53.4cm" svg:y="56.4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2.9cm" svg:height="1.275cm" svg:x="53.7cm" svg:y="56.4cm">
          <draw:text-box>
            <text:p text:style-name="P15"><text:span text:style-name="T1">Method:</text:span></text:p>
            <text:p text:style-name="P15"><text:span text:style-name="T1">attackEnem</text:span><text:span text:style-name="T1">y</text:span></text:p>
          </draw:text-box>
        </draw:frame>
        <draw:custom-shape draw:style-name="gr23" draw:text-style-name="P14" xml:id="id47" draw:id="id47" draw:layer="layout" svg:width="3.6cm" svg:height="1.787cm" svg:x="26cm" svg:y="73.513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2.9cm" svg:height="1.275cm" svg:x="26.3cm" svg:y="73.513cm">
          <draw:text-box>
            <text:p text:style-name="P15"><text:span text:style-name="T1">Method:</text:span></text:p>
            <text:p text:style-name="P15"><text:span text:style-name="T1">getCloser</text:span></text:p>
          </draw:text-box>
        </draw:frame>
        <draw:custom-shape draw:style-name="gr30" draw:text-style-name="P10" xml:id="id36" draw:id="id36" draw:layer="layout" svg:width="5.3cm" svg:height="4.2cm" svg:x="88.1cm" svg:y="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4cm" svg:height="1.673cm" svg:x="89.3cm" svg:y="64.9cm">
          <draw:text-box>
            <text:p>END OF</text:p>
            <text:p>TURN</text:p>
          </draw:text-box>
        </draw:frame>
        <draw:custom-shape draw:style-name="gr26" draw:text-style-name="P17" xml:id="id30" draw:id="id30" draw:layer="layout" svg:width="4.237cm" svg:height="2.266cm" svg:x="62.563cm" svg:y="63.834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3.3cm" svg:height="1.7cm" svg:x="63.1cm" svg:y="63.834cm">
          <draw:text-box>
            <text:p text:style-name="P12">Hit</text:p>
            <text:p text:style-name="P12">( condition) </text:p>
          </draw:text-box>
        </draw:frame>
        <draw:custom-shape draw:style-name="gr23" draw:text-style-name="P14" xml:id="id33" draw:id="id33" draw:layer="layout" svg:width="3.6cm" svg:height="1.787cm" svg:x="73.9cm" svg:y="56.4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2.9cm" svg:height="1.275cm" svg:x="74.2cm" svg:y="56.4cm">
          <draw:text-box>
            <text:p text:style-name="P15"><text:span text:style-name="T1">Method:</text:span></text:p>
            <text:p text:style-name="P15"><text:span text:style-name="T1">rainingBlood</text:span></text:p>
          </draw:text-box>
        </draw:frame>
        <draw:custom-shape draw:style-name="gr26" draw:text-style-name="P17" xml:id="id34" draw:id="id34" draw:layer="layout" svg:width="4.237cm" svg:height="2.266cm" svg:x="76.563cm" svg:y="63.834cm">
          <text:p/>
          <draw:enhanced-geometry svg:viewBox="0 0 21600 21600" draw:type="rectangle" draw:enhanced-path="M 0 0 L 21600 0 21600 21600 0 21600 0 0 Z N"/>
        </draw:custom-shape>
        <draw:frame draw:style-name="gr22" draw:text-style-name="P13" xml:id="id37" draw:id="id37" draw:layer="layout" svg:width="3.3cm" svg:height="1.787cm" svg:x="77.1cm" svg:y="63.834cm">
          <draw:text-box>
            <text:p text:style-name="P12">Enemy is sdead</text:p>
            <text:p text:style-name="P12">( condition) </text:p>
          </draw:text-box>
        </draw:frame>
        <draw:custom-shape draw:style-name="gr23" draw:text-style-name="P14" xml:id="id39" draw:id="id39" draw:layer="layout" svg:width="3.6cm" svg:height="1.787cm" svg:x="84.9cm" svg:y="56.4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2.9cm" svg:height="1.275cm" svg:x="85.2cm" svg:y="56.4cm">
          <draw:text-box>
            <text:p text:style-name="P15"><text:span text:style-name="T1">Method:</text:span></text:p>
            <text:p text:style-name="P15"><text:span text:style-name="T1">underTaker</text:span></text:p>
          </draw:text-box>
        </draw:frame>
        <draw:custom-shape draw:style-name="gr27" draw:text-style-name="P18" xml:id="id32" draw:id="id32" draw:layer="layout" svg:width="2cm" svg:height="1.787cm" svg:x="68cm" svg:y="68.913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.9cm" svg:height="0.8cm" svg:x="68.1cm" svg:y="68.913cm">
          <draw:text-box>
            <text:p text:style-name="P15"><text:span text:style-name="T1">FALSE</text:span></text:p>
          </draw:text-box>
        </draw:frame>
        <draw:custom-shape draw:style-name="gr29" draw:text-style-name="P19" xml:id="id31" draw:id="id31" draw:layer="layout" svg:width="2cm" svg:height="1.787cm" svg:x="68cm" svg:y="59.913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.9cm" svg:height="0.8cm" svg:x="68.1cm" svg:y="59.913cm">
          <draw:text-box>
            <text:p text:style-name="P15"><text:span text:style-name="T1">TRUE</text:span></text:p>
          </draw:text-box>
        </draw:frame>
        <draw:custom-shape draw:style-name="gr27" draw:text-style-name="P18" xml:id="id35" draw:id="id35" draw:layer="layout" svg:width="2cm" svg:height="1.787cm" svg:x="82cm" svg:y="68.913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.9cm" svg:height="0.8cm" svg:x="82.1cm" svg:y="68.913cm">
          <draw:text-box>
            <text:p text:style-name="P15"><text:span text:style-name="T1">FALSE</text:span></text:p>
          </draw:text-box>
        </draw:frame>
        <draw:custom-shape draw:style-name="gr29" draw:text-style-name="P19" xml:id="id38" draw:id="id38" draw:layer="layout" svg:width="2cm" svg:height="1.787cm" svg:x="82cm" svg:y="59.913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.9cm" svg:height="0.8cm" svg:x="82.1cm" svg:y="60.413cm">
          <draw:text-box>
            <text:p text:style-name="P15"><text:span text:style-name="T1">TRUE</text:span></text:p>
          </draw:text-box>
        </draw:frame>
        <draw:connector draw:style-name="gr13" draw:text-style-name="P7" draw:layer="layout" svg:x1="32.681cm" svg:y1="63.834cm" svg:x2="34.8cm" svg:y2="61.7cm" draw:start-shape="id26" draw:start-glue-point="0" draw:end-shape="id27" svg:d="M32681 63834v-1067h2119v-1067" svg:viewBox="0 0 2120 2135">
          <text:p/>
        </draw:connector>
        <draw:connector draw:style-name="gr13" draw:text-style-name="P7" draw:layer="layout" svg:x1="32.681cm" svg:y1="66.1cm" svg:x2="34.85cm" svg:y2="68.913cm" draw:start-shape="id26" draw:start-glue-point="2" draw:end-shape="id28" draw:end-glue-point="0" svg:d="M32681 66100v1407h2169v1406" svg:viewBox="0 0 2170 2814">
          <text:p/>
        </draw:connector>
        <draw:connector draw:style-name="gr13" draw:text-style-name="P7" draw:layer="layout" svg:x1="34.8cm" svg:y1="59.913cm" svg:x2="53.4cm" svg:y2="57.293cm" draw:start-shape="id27" draw:start-glue-point="0" draw:end-shape="id29" draw:end-glue-point="3" svg:d="M34800 59913v-2620h18600" svg:viewBox="0 0 18601 2621">
          <text:p/>
        </draw:connector>
        <draw:connector draw:style-name="gr13" draw:text-style-name="P7" draw:layer="layout" svg:x1="57cm" svg:y1="57.293cm" svg:x2="62.563cm" svg:y2="64.967cm" draw:start-shape="id29" draw:start-glue-point="1" draw:end-shape="id30" draw:end-glue-point="3" svg:d="M57000 57293h2781v7674h2782" svg:viewBox="0 0 5564 7675">
          <text:p/>
        </draw:connector>
        <draw:connector draw:style-name="gr13" draw:text-style-name="P7" draw:layer="layout" svg:x1="64.681cm" svg:y1="63.834cm" svg:x2="69cm" svg:y2="61.7cm" draw:end-shape="id31" draw:end-glue-point="2" svg:d="M64681 63834v-817h4319v-1317" svg:viewBox="0 0 4320 2135">
          <text:p/>
        </draw:connector>
        <draw:connector draw:style-name="gr13" draw:text-style-name="P7" draw:layer="layout" svg:x1="64.681cm" svg:y1="66.1cm" svg:x2="69cm" svg:y2="68.913cm" draw:end-shape="id32" draw:end-glue-point="0" svg:d="M64681 66100v1156h4319v1657" svg:viewBox="0 0 4320 2814">
          <text:p/>
        </draw:connector>
        <draw:connector draw:style-name="gr13" draw:text-style-name="P7" draw:layer="layout" svg:x1="69cm" svg:y1="59.913cm" svg:x2="73.9cm" svg:y2="57.293cm" draw:start-shape="id31" draw:start-glue-point="0" draw:end-shape="id33" draw:end-glue-point="3" svg:d="M69000 59913v-2620h4900" svg:viewBox="0 0 4901 2621">
          <text:p/>
        </draw:connector>
        <draw:connector draw:style-name="gr13" draw:text-style-name="P7" draw:layer="layout" svg:x1="75.7cm" svg:y1="58.187cm" svg:x2="76.563cm" svg:y2="64.967cm" draw:start-shape="id33" draw:start-glue-point="2" draw:end-shape="id34" draw:end-glue-point="3" svg:d="M75700 58187v6780h863" svg:viewBox="0 0 864 6781">
          <text:p/>
        </draw:connector>
        <draw:connector draw:style-name="gr13" draw:text-style-name="P7" draw:layer="layout" svg:x1="78.681cm" svg:y1="66.1cm" svg:x2="83cm" svg:y2="68.913cm" draw:start-shape="id34" draw:start-glue-point="2" draw:end-shape="id35" draw:end-glue-point="0" svg:d="M78681 66100v1406h4319v1407" svg:viewBox="0 0 4320 2814">
          <text:p/>
        </draw:connector>
        <draw:connector draw:style-name="gr13" draw:text-style-name="P7" draw:layer="layout" draw:line-skew="0.6cm" svg:x1="83cm" svg:y1="70.7cm" svg:x2="90.75cm" svg:y2="67.2cm" draw:start-shape="id35" draw:start-glue-point="2" draw:end-shape="id36" svg:d="M83000 70700v1100h7750v-4600" svg:viewBox="0 0 7751 4601">
          <text:p/>
        </draw:connector>
        <draw:connector draw:style-name="gr13" draw:text-style-name="P7" draw:layer="layout" draw:line-skew="1.9cm" svg:x1="69cm" svg:y1="70.7cm" svg:x2="90.75cm" svg:y2="67.2cm" draw:start-shape="id32" draw:start-glue-point="2" draw:end-shape="id36" draw:end-glue-point="2" svg:d="M69000 70700v2400h21750v-5900" svg:viewBox="0 0 21751 5901">
          <text:p/>
        </draw:connector>
        <draw:connector draw:style-name="gr13" draw:text-style-name="P7" draw:layer="layout" svg:x1="78.75cm" svg:y1="63.834cm" svg:x2="83cm" svg:y2="61.7cm" draw:start-shape="id37" draw:start-glue-point="0" draw:end-shape="id38" draw:end-glue-point="2" svg:d="M78750 63834v-1067h4250v-1067" svg:viewBox="0 0 4251 2135">
          <text:p/>
        </draw:connector>
        <draw:connector draw:style-name="gr13" draw:text-style-name="P7" draw:layer="layout" svg:x1="83cm" svg:y1="59.913cm" svg:x2="84.9cm" svg:y2="57.293cm" draw:start-shape="id38" draw:start-glue-point="0" draw:end-shape="id39" draw:end-glue-point="3" svg:d="M83000 59913v-2620h1900" svg:viewBox="0 0 1901 2621">
          <text:p/>
        </draw:connector>
        <draw:connector draw:style-name="gr13" draw:text-style-name="P7" draw:layer="layout" svg:x1="88.5cm" svg:y1="57.293cm" svg:x2="90.75cm" svg:y2="63cm" draw:start-shape="id39" draw:start-glue-point="1" draw:end-shape="id36" draw:end-glue-point="0" svg:d="M88500 57293h2250v5707" svg:viewBox="0 0 2251 5708">
          <text:p/>
        </draw:connector>
        <draw:frame draw:style-name="gr31" draw:text-style-name="P13" draw:layer="layout" svg:width="1.8cm" svg:height="0.9cm" svg:x="3.5cm" svg:y="59.7cm">
          <draw:text-box>
            <text:p text:style-name="P12">SEND </text:p>
          </draw:text-box>
        </draw:frame>
        <draw:frame draw:style-name="gr28" draw:text-style-name="P13" draw:layer="layout" svg:width="2.5cm" svg:height="0.8cm" svg:x="7.7cm" svg:y="59.7cm">
          <draw:text-box>
            <text:p text:style-name="P12">RETURN</text:p>
          </draw:text-box>
        </draw:frame>
        <draw:connector draw:style-name="gr13" draw:text-style-name="P7" draw:layer="layout" svg:x1="27.9cm" svg:y1="57.293cm" svg:x2="30.563cm" svg:y2="64.967cm" draw:start-shape="id40" draw:end-shape="id26" draw:end-glue-point="3" svg:d="M27900 57293h1331v7674h1332" svg:viewBox="0 0 2664 7675">
          <text:p/>
        </draw:connector>
        <draw:custom-shape draw:style-name="gr26" draw:text-style-name="P17" xml:id="id41" draw:id="id41" draw:layer="layout" svg:width="4.237cm" svg:height="2.266cm" svg:x="41.563cm" svg:y="63.834cm">
          <text:p/>
          <draw:enhanced-geometry svg:viewBox="0 0 21600 21600" draw:type="rectangle" draw:enhanced-path="M 0 0 L 21600 0 21600 21600 0 21600 0 0 Z N"/>
        </draw:custom-shape>
        <draw:frame draw:style-name="gr22" draw:text-style-name="P13" xml:id="id43" draw:id="id43" draw:layer="layout" svg:width="3.3cm" svg:height="2.299cm" svg:x="42.1cm" svg:y="63.834cm">
          <draw:text-box>
            <text:p text:style-name="P12">STEPCOUNTER LIMIT REACHED</text:p>
            <text:p text:style-name="P12">( condition) </text:p>
          </draw:text-box>
        </draw:frame>
        <draw:custom-shape draw:style-name="gr27" draw:text-style-name="P18" xml:id="id46" draw:id="id46" draw:layer="layout" svg:width="2cm" svg:height="1.787cm" svg:x="48.9cm" svg:y="68.913cm">
          <text:p/>
          <draw:enhanced-geometry svg:viewBox="0 0 21600 21600" draw:type="rectangle" draw:enhanced-path="M 0 0 L 21600 0 21600 21600 0 21600 0 0 Z N"/>
        </draw:custom-shape>
        <draw:frame draw:style-name="gr28" draw:text-style-name="P16" xml:id="id44" draw:id="id44" draw:layer="layout" svg:width="1.9cm" svg:height="0.8cm" svg:x="49cm" svg:y="68.913cm">
          <draw:text-box>
            <text:p text:style-name="P15"><text:span text:style-name="T1">FALSE</text:span></text:p>
          </draw:text-box>
        </draw:frame>
        <draw:custom-shape draw:style-name="gr29" draw:text-style-name="P19" xml:id="id42" draw:id="id42" draw:layer="layout" svg:width="2cm" svg:height="1.787cm" svg:x="48.9cm" svg:y="59.913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.9cm" svg:height="0.8cm" svg:x="49cm" svg:y="59.913cm">
          <draw:text-box>
            <text:p text:style-name="P15"><text:span text:style-name="T1">TRUE</text:span></text:p>
          </draw:text-box>
        </draw:frame>
        <draw:connector draw:style-name="gr13" draw:text-style-name="P7" draw:layer="layout" svg:x1="43.681cm" svg:y1="63.834cm" svg:x2="49.9cm" svg:y2="61.7cm" draw:start-shape="id41" draw:end-shape="id42" draw:end-glue-point="2" svg:d="M43681 63834v-1067h6219v-1067" svg:viewBox="0 0 6220 2135">
          <text:p/>
        </draw:connector>
        <draw:connector draw:style-name="gr13" draw:text-style-name="P7" draw:layer="layout" svg:x1="43.75cm" svg:y1="66.133cm" svg:x2="49.95cm" svg:y2="68.913cm" draw:start-shape="id43" draw:start-glue-point="2" draw:end-shape="id44" draw:end-glue-point="0" svg:d="M43750 66133v1390h6200v1390" svg:viewBox="0 0 6201 2781">
          <text:p/>
        </draw:connector>
        <draw:connector draw:style-name="gr13" draw:text-style-name="P7" draw:layer="layout" svg:x1="35.8cm" svg:y1="69.806cm" svg:x2="41.563cm" svg:y2="64.967cm" draw:start-shape="id45" draw:start-glue-point="1" draw:end-shape="id41" draw:end-glue-point="3" svg:d="M35800 69806h2881v-4839h2882" svg:viewBox="0 0 5764 4840">
          <text:p/>
        </draw:connector>
        <draw:connector draw:style-name="gr13" draw:text-style-name="P7" draw:layer="layout" draw:line-skew="1.199cm" svg:x1="50.9cm" svg:y1="69.806cm" svg:x2="29.6cm" svg:y2="74.406cm" draw:start-shape="id46" draw:start-glue-point="1" draw:end-shape="id47" draw:end-glue-point="1" svg:d="M50900 69806h1700v4600h-23000" svg:viewBox="0 0 23001 4601">
          <text:p/>
        </draw:connector>
        <draw:custom-shape draw:style-name="gr32" draw:text-style-name="P4" xml:id="id48" draw:id="id48" draw:layer="layout" svg:width="5.3cm" svg:height="4.5cm" svg:x="21.9cm" svg:y="63.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3" draw:text-style-name="P7" draw:layer="layout" draw:line-skew="-11.5cm 10.399cm" svg:x1="50.9cm" svg:y1="60.806cm" svg:x2="90.75cm" svg:y2="67.2cm" draw:start-shape="id42" draw:start-glue-point="1" draw:end-shape="id36" draw:end-glue-point="2" svg:d="M50900 60806h7100v17294h32750v-10900" svg:viewBox="0 0 39851 17295">
          <text:p/>
        </draw:connector>
        <draw:frame draw:style-name="gr22" draw:text-style-name="P13" draw:layer="layout" svg:width="3.3cm" svg:height="1.787cm" svg:x="22.9cm" svg:y="64.634cm">
          <draw:text-box>
            <text:p text:style-name="P12"><text:s text:c="3"/>evilPaths</text:p>
            <text:p text:style-name="P12"/>
            <text:p text:style-name="P12"><text:s text:c="3"/>OBJECT</text:p>
          </draw:text-box>
        </draw:frame>
        <draw:connector draw:style-name="gr13" draw:text-style-name="P7" draw:layer="layout" svg:x1="24.15cm" svg:y1="63.2cm" svg:x2="26.1cm" svg:y2="58.187cm" draw:start-shape="id48" draw:start-glue-point="4" draw:end-shape="id40" draw:end-glue-point="2" svg:d="M24150 63200v-2507h1950v-2506" svg:viewBox="0 0 1951 5014">
          <text:p/>
        </draw:connector>
        <draw:connector draw:style-name="gr13" draw:text-style-name="P7" draw:layer="layout" svg:x1="26cm" svg:y1="74.406cm" svg:x2="24.55cm" svg:y2="67.7cm" draw:start-shape="id47" draw:start-glue-point="3" draw:end-shape="id48" svg:d="M26000 74406h-1450v-6706" svg:viewBox="0 0 1451 67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6:18:22.845224890</meta:creation-date>
    <meta:generator>LibreOffice/5.2.7.2$Linux_X86_64 LibreOffice_project/20m0$Build-2</meta:generator>
    <dc:date>2019-06-04T17:48:07.377939670</dc:date>
    <meta:editing-duration>PT7H32M38S</meta:editing-duration>
    <meta:editing-cycles>7</meta:editing-cycles>
    <meta:document-statistic meta:object-count="132"/>
  </office:meta>
</office:document-meta>
</file>